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17in"/>
    </style:style>
    <style:style style:name="co2" style:family="table-column">
      <style:table-column-properties fo:break-before="auto" style:column-width="2.9098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8598in"/>
    </style:style>
    <style:style style:name="co5" style:family="table-column">
      <style:table-column-properties fo:break-before="auto" style:column-width="1.5665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2417in"/>
    </style:style>
    <style:style style:name="co9" style:family="table-column">
      <style:table-column-properties fo:break-before="auto" style:column-width="4.1366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2917in"/>
    </style:style>
    <style:style style:name="co13" style:family="table-column">
      <style:table-column-properties fo:break-before="auto" style:column-width="1.6244in"/>
    </style:style>
    <style:style style:name="co14" style:family="table-column">
      <style:table-column-properties fo:break-before="auto" style:column-width="1.7055in"/>
    </style:style>
    <style:style style:name="co15" style:family="table-column">
      <style:table-column-properties fo:break-before="auto" style:column-width="1.0236in"/>
    </style:style>
    <style:style style:name="co16" style:family="table-column">
      <style:table-column-properties fo:break-before="auto" style:column-width="2.1929in"/>
    </style:style>
    <style:style style:name="co17" style:family="table-column">
      <style:table-column-properties fo:break-before="auto" style:column-width="2.5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7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Результаты измерений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60</text:p>
          </table:table-cell>
          <table:table-cell office:value-type="string" calcext:value-type="string">
            <text:p>1-ый фотопик</text:p>
          </table:table-cell>
          <table:table-cell office:value-type="string" calcext:value-type="string">
            <text:p>2-ой фотопик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Номер канала</text:p>
          </table:table-cell>
          <table:table-cell office:value-type="string" calcext:value-type="string">
            <text:p>Энергия, эВ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22/(1000 * 6 * POWER(10; 23))" office:value-type="float" office:value="3.66666666666667E-026" calcext:value-type="float">
            <text:p>3.66666666666667E-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Фотопик Na</text:p>
          </table:table-cell>
          <table:table-cell office:value-type="float" office:value="1742" calcext:value-type="float">
            <text:p>1742</text:p>
          </table:table-cell>
          <table:table-cell table:formula="of:=1.275 * POWER(10; 6)" office:value-type="float" office:value="1275000" calcext:value-type="float">
            <text:p>1275000</text:p>
          </table:table-cell>
          <table:table-cell/>
          <table:table-cell office:value-type="float" office:value="766.94" calcext:value-type="float">
            <text:p>766.94</text:p>
          </table:table-cell>
          <table:table-cell office:value-type="float" office:value="-60968.12274" calcext:value-type="float">
            <text:p>-60968.12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Анигиляционный пик Na</text:p>
          </table:table-cell>
          <table:table-cell office:value-type="float" office:value="746" calcext:value-type="float">
            <text:p>746</text:p>
          </table:table-cell>
          <table:table-cell table:formula="of:=511 * POWER(10; 3)" office:value-type="float" office:value="511000" calcext:value-type="float">
            <text:p>511000</text:p>
          </table:table-cell>
          <table:table-cell table:number-columns-repeated="4"/>
          <table:table-cell office:value-type="string" calcext:value-type="string">
            <text:p>m(Na), кг</text:p>
          </table:table-cell>
          <table:table-cell office:value-type="string" calcext:value-type="string">
            <text:p>c, м / c</text:p>
          </table:table-cell>
          <table:table-cell office:value-type="string" calcext:value-type="string">
            <text:p>Mc^2, эВ</text:p>
          </table:table-cell>
          <table:table-cell office:value-type="string" calcext:value-type="string">
            <text:p>m_e c^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Фотопик Cs</text:p>
          </table:table-cell>
          <table:table-cell office:value-type="float" office:value="942" calcext:value-type="float">
            <text:p>942</text:p>
          </table:table-cell>
          <table:table-cell office:value-type="float" office:value="661700" calcext:value-type="float">
            <text:p>661700</text:p>
          </table:table-cell>
          <table:table-cell table:number-columns-repeated="4"/>
          <table:table-cell table:formula="of:=22/(1000 * 6 * POWER(10; 23))" office:value-type="float" office:value="3.66666666666667E-026" calcext:value-type="float">
            <text:p>3.66666666666667E-26</text:p>
          </table:table-cell>
          <table:table-cell office:value-type="float" office:value="300000000" calcext:value-type="float">
            <text:p>300000000</text:p>
          </table:table-cell>
          <table:table-cell table:formula="of:=[.H7] *  [.I7] * [.I7]  * 6.24 * POWER(10; 18)" office:value-type="float" office:value="20592000000" calcext:value-type="float">
            <text:p>20592000000</text:p>
          </table:table-cell>
          <table:table-cell table:formula="of:= 0.511 * POWER(10; 6)" office:value-type="float" office:value="511000" calcext:value-type="float">
            <text:p>511000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Элемент</text:p>
          </table:table-cell>
          <table:table-cell office:value-type="string" calcext:value-type="string">
            <text:p>N, номер канала</text:p>
          </table:table-cell>
          <table:table-cell office:value-type="string" calcext:value-type="string">
            <text:p>dN, ширина пика</text:p>
          </table:table-cell>
          <table:table-cell office:value-type="string" calcext:value-type="string">
            <text:p>E, значение энергии в эВ</text:p>
          </table:table-cell>
          <table:table-cell office:value-type="string" calcext:value-type="string">
            <text:p>dE, ширина пика в эВ</text:p>
          </table:table-cell>
          <table:table-cell office:value-type="string" calcext:value-type="string">
            <text:p>R, разрешающая способность</text:p>
          </table:table-cell>
          <table:table-cell/>
          <table:table-cell office:value-type="string" calcext:value-type="string">
            <text:p>Край комптоновского спектра (теоретический)</text:p>
          </table:table-cell>
          <table:table-cell office:value-type="string" calcext:value-type="string">
            <text:p>Край комптоновского спектра (практический, номер канала)</text:p>
          </table:table-cell>
          <table:table-cell office:value-type="string" calcext:value-type="string">
            <text:p>Край комптоновского спектра (практический)</text:p>
          </table:table-cell>
          <table:table-cell office:value-type="string" calcext:value-type="string">
            <text:p>R^2</text:p>
          </table:table-cell>
          <table:table-cell office:value-type="string" calcext:value-type="string">
            <text:p>Погрешность R^2</text:p>
          </table:table-cell>
          <table:table-cell office:value-type="string" calcext:value-type="string">
            <text:p>1/E</text:p>
          </table:table-cell>
          <table:table-cell office:value-type="string" calcext:value-type="string">
            <text:p>Погрешность 1/E</text:p>
          </table:table-cell>
          <table:table-cell office:value-type="string" calcext:value-type="string">
            <text:p>BackScattering</text:p>
          </table:table-cell>
          <table:table-cell office:value-type="string" calcext:value-type="string">
            <text:p>Погрешность BackScattering</text:p>
          </table:table-cell>
          <table:table-cell office:value-type="string" calcext:value-type="string">
            <text:p>Характеристическое излучение свинца</text:p>
          </table:table-cell>
        </table:table-row>
        <table:table-row table:style-name="ro1">
          <table:table-cell office:value-type="string" calcext:value-type="string">
            <text:p>Co60</text:p>
          </table:table-cell>
          <table:table-cell office:value-type="float" office:value="1825" calcext:value-type="float">
            <text:p>1825</text:p>
          </table:table-cell>
          <table:table-cell office:value-type="float" office:value="223" calcext:value-type="float">
            <text:p>223</text:p>
          </table:table-cell>
          <table:table-cell table:formula="of:=[.B11]*[.$E$5]+[.$F$5]" office:value-type="float" office:value="1338697.37726" calcext:value-type="float">
            <text:p>1338697.37726</text:p>
          </table:table-cell>
          <table:table-cell table:formula="of:=[.C11]*[.$E$5]" office:value-type="float" office:value="171027.62" calcext:value-type="float">
            <text:p>171027.62</text:p>
          </table:table-cell>
          <table:table-cell table:formula="of:=[.E11]/[.D11]" office:value-type="float" office:value="0.127756745404293" calcext:value-type="float">
            <text:p>0.127756745404293</text:p>
          </table:table-cell>
          <table:table-cell/>
          <table:table-cell table:formula="of:=[.D11]/ (1 + [.$K$7] / (2 * [.D11]))" office:value-type="float" office:value="1124146.0395343" calcext:value-type="float">
            <text:p>1124146.0395343</text:p>
          </table:table-cell>
          <table:table-cell office:value-type="float" office:value="1360" calcext:value-type="float">
            <text:p>1360</text:p>
          </table:table-cell>
          <table:table-cell table:formula="of:=[.I11]*[.$E$5] + [.$F$5]" office:value-type="float" office:value="982070.27726" calcext:value-type="float">
            <text:p>982070.27726</text:p>
          </table:table-cell>
          <table:table-cell table:formula="of:=POWER([.F11];2)" office:value-type="float" office:value="0.0163217859962972" calcext:value-type="float">
            <text:p>0.016321785996297</text:p>
          </table:table-cell>
          <table:table-cell table:formula="of:=2 * [.F11] * 0.02" office:value-type="float" office:value="0.0051102698161717" calcext:value-type="float">
            <text:p>0.005110269816172</text:p>
          </table:table-cell>
          <table:table-cell table:style-name="ce1" table:formula="of:=1 /[.D11]" office:value-type="float" office:value="0.00000074699481524851" calcext:value-type="float">
            <text:p>0.00000074699481524851</text:p>
          </table:table-cell>
          <table:table-cell table:style-name="ce1" table:formula="of:=1 / (POWER([.D11]; 2)) * 7669" office:value-type="float" office:value="0.00000000427931161699" calcext:value-type="float">
            <text:p>0.00000000427931161699</text:p>
          </table:table-cell>
          <table:table-cell table:formula="of:=[.D11]/(1 + 2 * [.D11]/ [.$K$7])" office:value-type="float" office:value="214551.337725697" calcext:value-type="float">
            <text:p>214551.337725697</text:p>
          </table:table-cell>
          <table:table-cell office:value-type="float" office:value="7669" calcext:value-type="float">
            <text:p>766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Co60</text:p>
          </table:table-cell>
          <table:table-cell office:value-type="float" office:value="1607" calcext:value-type="float">
            <text:p>1607</text:p>
          </table:table-cell>
          <table:table-cell office:value-type="float" office:value="183" calcext:value-type="float">
            <text:p>183</text:p>
          </table:table-cell>
          <table:table-cell table:formula="of:=[.B12]*[.$E$5]+[.$F$5]" office:value-type="float" office:value="1171504.45726" calcext:value-type="float">
            <text:p>1171504.45726</text:p>
          </table:table-cell>
          <table:table-cell table:formula="of:=[.C12]*[.$E$5]" office:value-type="float" office:value="140350.02" calcext:value-type="float">
            <text:p>140350.02</text:p>
          </table:table-cell>
          <table:table-cell table:formula="of:=[.E12]/[.D12]" office:value-type="float" office:value="0.119803231759153" calcext:value-type="float">
            <text:p>0.119803231759153</text:p>
          </table:table-cell>
          <table:table-cell/>
          <table:table-cell table:formula="of:=[.D12]/ (1 + [.$K$7] / (2 * [.D12]))" office:value-type="float" office:value="961750.810516209" calcext:value-type="float">
            <text:p>961750.810516209</text:p>
          </table:table-cell>
          <table:table-cell/>
          <table:table-cell table:formula="of:=[.I12]*[.$E$5] + [.$F$5]" office:value-type="float" office:value="-60968.12274" calcext:value-type="float">
            <text:p>-60968.12274</text:p>
          </table:table-cell>
          <table:table-cell table:formula="of:=POWER([.F12];2)" office:value-type="float" office:value="0.0143528143399372" calcext:value-type="float">
            <text:p>0.014352814339937</text:p>
          </table:table-cell>
          <table:table-cell table:formula="of:=2 * [.F12] * 0.02" office:value-type="float" office:value="0.0047921292703661" calcext:value-type="float">
            <text:p>0.004792129270366</text:p>
          </table:table-cell>
          <table:table-cell table:style-name="ce1" table:formula="of:=1 /[.D12]" office:value-type="float" office:value="0.00000085360323966575" calcext:value-type="float">
            <text:p>0.00000085360323966575</text:p>
          </table:table-cell>
          <table:table-cell table:style-name="ce1" table:formula="of:=1 / (POWER([.D12]; 2)) * 7669" office:value-type="float" office:value="0.0000000055879285857" calcext:value-type="float">
            <text:p>0.00000000558792858570</text:p>
          </table:table-cell>
          <table:table-cell table:formula="of:=[.D12]/(1 + 2 * [.D12]/ [.$K$7])" office:value-type="float" office:value="209753.646743792" calcext:value-type="float">
            <text:p>209753.646743792</text:p>
          </table:table-cell>
          <table:table-cell office:value-type="float" office:value="7670" calcext:value-type="float">
            <text:p>767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742" calcext:value-type="float">
            <text:p>1742</text:p>
          </table:table-cell>
          <table:table-cell office:value-type="float" office:value="168" calcext:value-type="float">
            <text:p>168</text:p>
          </table:table-cell>
          <table:table-cell table:formula="of:=[.B13]*[.$E$5]+[.$F$5]" office:value-type="float" office:value="1275041.35726" calcext:value-type="float">
            <text:p>1275041.35726</text:p>
          </table:table-cell>
          <table:table-cell table:formula="of:=[.C13]*[.$E$5]" office:value-type="float" office:value="128845.92" calcext:value-type="float">
            <text:p>128845.92</text:p>
          </table:table-cell>
          <table:table-cell table:formula="of:=[.E13]/[.D13]" office:value-type="float" office:value="0.101052345687738" calcext:value-type="float">
            <text:p>0.101052345687738</text:p>
          </table:table-cell>
          <table:table-cell/>
          <table:table-cell table:formula="of:=[.D13]/ (1 + [.$K$7] / (2 * [.D13]))" office:value-type="float" office:value="1062193.09593426" calcext:value-type="float">
            <text:p>1062193.09593426</text:p>
          </table:table-cell>
          <table:table-cell office:value-type="float" office:value="1441" calcext:value-type="float">
            <text:p>1441</text:p>
          </table:table-cell>
          <table:table-cell table:formula="of:=[.I13]*[.$E$5] + [.$F$5]" office:value-type="float" office:value="1044192.41726" calcext:value-type="float">
            <text:p>1044192.41726</text:p>
          </table:table-cell>
          <table:table-cell table:formula="of:=POWER([.F13];2)" office:value-type="float" office:value="0.0102115765689941" calcext:value-type="float">
            <text:p>0.010211576568994</text:p>
          </table:table-cell>
          <table:table-cell table:formula="of:=2 * [.F13] * 0.02" office:value-type="float" office:value="0.00404209382750951" calcext:value-type="float">
            <text:p>0.00404209382751</text:p>
          </table:table-cell>
          <table:table-cell table:style-name="ce1" table:formula="of:=1 /[.D13]" office:value-type="float" office:value="0.0000007842882854788" calcext:value-type="float">
            <text:p>0.00000078428828547880</text:p>
          </table:table-cell>
          <table:table-cell table:style-name="ce1" table:formula="of:=1 / (POWER([.D13]; 2)) * 7669" office:value-type="float" office:value="0.00000000471726413194" calcext:value-type="float">
            <text:p>0.00000000471726413194</text:p>
          </table:table-cell>
          <table:table-cell table:formula="of:=[.D13]/(1 + 2 * [.D13]/ [.$K$7])" office:value-type="float" office:value="212848.26132574" calcext:value-type="float">
            <text:p>212848.26132574</text:p>
          </table:table-cell>
          <table:table-cell office:value-type="float" office:value="7671" calcext:value-type="float">
            <text:p>7671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942" calcext:value-type="float">
            <text:p>942</text:p>
          </table:table-cell>
          <table:table-cell office:value-type="float" office:value="147" calcext:value-type="float">
            <text:p>147</text:p>
          </table:table-cell>
          <table:table-cell table:formula="of:=[.B14]*[.$E$5]+[.$F$5]" office:value-type="float" office:value="661489.35726" calcext:value-type="float">
            <text:p>661489.35726</text:p>
          </table:table-cell>
          <table:table-cell table:formula="of:=[.C14]*[.$E$5]" office:value-type="float" office:value="112740.18" calcext:value-type="float">
            <text:p>112740.18</text:p>
          </table:table-cell>
          <table:table-cell table:formula="of:=[.E14]/[.D14]" office:value-type="float" office:value="0.170433853186979" calcext:value-type="float">
            <text:p>0.170433853186979</text:p>
          </table:table-cell>
          <table:table-cell/>
          <table:table-cell table:formula="of:=[.D14]/ (1 + [.$K$7] / (2 * [.D14]))" office:value-type="float" office:value="477179.114788986" calcext:value-type="float">
            <text:p>477179.114788986</text:p>
          </table:table-cell>
          <table:table-cell office:value-type="float" office:value="690" calcext:value-type="float">
            <text:p>690</text:p>
          </table:table-cell>
          <table:table-cell table:formula="of:=[.I14]*[.$E$5] + [.$F$5]" office:value-type="float" office:value="468220.47726" calcext:value-type="float">
            <text:p>468220.47726</text:p>
          </table:table-cell>
          <table:table-cell table:formula="of:=POWER([.F14];2)" office:value-type="float" office:value="0.0290476983121607" calcext:value-type="float">
            <text:p>0.029047698312161</text:p>
          </table:table-cell>
          <table:table-cell table:formula="of:=2 * [.F14] * 0.02" office:value-type="float" office:value="0.00681735412747916" calcext:value-type="float">
            <text:p>0.006817354127479</text:p>
          </table:table-cell>
          <table:table-cell table:style-name="ce1" table:formula="of:=1 /[.D14]" office:value-type="float" office:value="0.00000151174011951178" calcext:value-type="float">
            <text:p>0.00000151174011951178</text:p>
          </table:table-cell>
          <table:table-cell table:style-name="ce1" table:formula="of:=1 / (POWER([.D14]; 2)) * 7669" office:value-type="float" office:value="0.00000001752641195099" calcext:value-type="float">
            <text:p>0.00000001752641195099</text:p>
          </table:table-cell>
          <table:table-cell table:formula="of:=[.D14]/(1 + 2 * [.D14]/ [.$K$7])" office:value-type="float" office:value="184310.242471014" calcext:value-type="float">
            <text:p>184310.242471014</text:p>
          </table:table-cell>
          <table:table-cell office:value-type="float" office:value="7672" calcext:value-type="float">
            <text:p>7672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table:formula="of:=[.B15]*[.$E$5]+[.$F$5]" office:value-type="float" office:value="62509.21726" calcext:value-type="float">
            <text:p>62509.21726</text:p>
          </table:table-cell>
          <table:table-cell table:formula="of:=[.C15]*[.$E$5]" office:value-type="float" office:value="42181.7" calcext:value-type="float">
            <text:p>42181.7</text:p>
          </table:table-cell>
          <table:table-cell table:formula="of:=[.E15]/[.D15]" office:value-type="float" office:value="0.674807681954327" calcext:value-type="float">
            <text:p>0.674807681954327</text:p>
          </table:table-cell>
          <table:table-cell/>
          <table:table-cell table:formula="of:=[.D15]/ (1 + [.$K$7] / (2 * [.D15]))" office:value-type="float" office:value="12287.0722934526" calcext:value-type="float">
            <text:p>12287.0722934526</text:p>
          </table:table-cell>
          <table:table-cell table:number-columns-repeated="2"/>
          <table:table-cell table:formula="of:=POWER([.F15];2)" office:value-type="float" office:value="0.455365407624572" calcext:value-type="float">
            <text:p>0.455365407624572</text:p>
          </table:table-cell>
          <table:table-cell table:formula="of:=2 * [.F15] * 0.02" office:value-type="float" office:value="0.0269923072781731" calcext:value-type="float">
            <text:p>0.026992307278173</text:p>
          </table:table-cell>
          <table:table-cell table:style-name="ce1" table:formula="of:=1 /[.D15]" office:value-type="float" office:value="0.0000159976407293762" calcext:value-type="float">
            <text:p>0.00001599764072937620</text:p>
          </table:table-cell>
          <table:table-cell table:style-name="ce1" table:formula="of:=1 / (POWER([.D15]; 2)) * 7669" office:value-type="float" office:value="0.00000196268505880161" calcext:value-type="float">
            <text:p>0.00000196268505880161</text:p>
          </table:table-cell>
          <table:table-cell table:formula="of:=[.D15]/(1 + 2 * [.D15]/ [.$K$7])" office:value-type="float" office:value="50222.1449665474" calcext:value-type="float">
            <text:p>50222.1449665474</text:p>
          </table:table-cell>
          <table:table-cell office:value-type="float" office:value="7673" calcext:value-type="float">
            <text:p>7673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527" calcext:value-type="float">
            <text:p>527</text:p>
          </table:table-cell>
          <table:table-cell office:value-type="float" office:value="110" calcext:value-type="float">
            <text:p>110</text:p>
          </table:table-cell>
          <table:table-cell table:formula="of:=[.B16]*[.$E$5]+[.$F$5]" office:value-type="float" office:value="343209.25726" calcext:value-type="float">
            <text:p>343209.25726</text:p>
          </table:table-cell>
          <table:table-cell table:formula="of:=[.C16]*[.$E$5]" office:value-type="float" office:value="84363.4" calcext:value-type="float">
            <text:p>84363.4</text:p>
          </table:table-cell>
          <table:table-cell table:formula="of:=[.E16]/[.D16]" office:value-type="float" office:value="0.245807472308622" calcext:value-type="float">
            <text:p>0.245807472308622</text:p>
          </table:table-cell>
          <table:table-cell/>
          <table:table-cell table:formula="of:=[.D16]/ (1 + [.$K$7] / (2 * [.D16]))" office:value-type="float" office:value="196744.234101273" calcext:value-type="float">
            <text:p>196744.234101273</text:p>
          </table:table-cell>
          <table:table-cell table:number-columns-repeated="2"/>
          <table:table-cell table:formula="of:=POWER([.F16];2)" office:value-type="float" office:value="0.0604213134427537" calcext:value-type="float">
            <text:p>0.060421313442754</text:p>
          </table:table-cell>
          <table:table-cell table:formula="of:=2 * [.F16] * 0.02" office:value-type="float" office:value="0.00983229889234486" calcext:value-type="float">
            <text:p>0.009832298892345</text:p>
          </table:table-cell>
          <table:table-cell table:style-name="ce1" table:formula="of:=1 /[.D16]" office:value-type="float" office:value="0.00000291367432214232" calcext:value-type="float">
            <text:p>0.00000291367432214232</text:p>
          </table:table-cell>
          <table:table-cell table:style-name="ce1" table:formula="of:=1 / (POWER([.D16]; 2)) * 7669" office:value-type="float" office:value="0.00000006510596058772" calcext:value-type="float">
            <text:p>0.00000006510596058772</text:p>
          </table:table-cell>
          <table:table-cell table:formula="of:=[.D16]/(1 + 2 * [.D16]/ [.$K$7])" office:value-type="float" office:value="146465.023158727" calcext:value-type="float">
            <text:p>146465.023158727</text:p>
          </table:table-cell>
          <table:table-cell office:value-type="float" office:value="7674" calcext:value-type="float">
            <text:p>7674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400" calcext:value-type="float">
            <text:p>400</text:p>
          </table:table-cell>
          <table:table-cell office:value-type="float" office:value="58" calcext:value-type="float">
            <text:p>58</text:p>
          </table:table-cell>
          <table:table-cell table:formula="of:=[.B17]*[.$E$5]+[.$F$5]" office:value-type="float" office:value="245807.87726" calcext:value-type="float">
            <text:p>245807.87726</text:p>
          </table:table-cell>
          <table:table-cell table:formula="of:=[.C17]*[.$E$5]" office:value-type="float" office:value="44482.52" calcext:value-type="float">
            <text:p>44482.52</text:p>
          </table:table-cell>
          <table:table-cell table:formula="of:=[.E17]/[.D17]" office:value-type="float" office:value="0.180964582973674" calcext:value-type="float">
            <text:p>0.180964582973674</text:p>
          </table:table-cell>
          <table:table-cell/>
          <table:table-cell table:formula="of:=[.D17]/ (1 + [.$K$7] / (2 * [.D17]))" office:value-type="float" office:value="120527.754028748" calcext:value-type="float">
            <text:p>120527.754028748</text:p>
          </table:table-cell>
          <table:table-cell table:number-columns-repeated="2"/>
          <table:table-cell table:formula="of:=POWER([.F17];2)" office:value-type="float" office:value="0.0327481802908358" calcext:value-type="float">
            <text:p>0.032748180290836</text:p>
          </table:table-cell>
          <table:table-cell table:formula="of:=2 * [.F17] * 0.02" office:value-type="float" office:value="0.00723858331894697" calcext:value-type="float">
            <text:p>0.007238583318947</text:p>
          </table:table-cell>
          <table:table-cell table:style-name="ce1" table:formula="of:=1 /[.D17]" office:value-type="float" office:value="0.00000406821787465445" calcext:value-type="float">
            <text:p>0.00000406821787465445</text:p>
          </table:table-cell>
          <table:table-cell table:style-name="ce1" table:formula="of:=1 / (POWER([.D17]; 2)) * 7669" office:value-type="float" office:value="0.00000012692499210562" calcext:value-type="float">
            <text:p>0.00000012692499210562</text:p>
          </table:table-cell>
          <table:table-cell table:formula="of:=[.D17]/(1 + 2 * [.D17]/ [.$K$7])" office:value-type="float" office:value="125280.123231252" calcext:value-type="float">
            <text:p>125280.123231252</text:p>
          </table:table-cell>
          <table:table-cell office:value-type="float" office:value="7675" calcext:value-type="float">
            <text:p>7675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43" calcext:value-type="float">
            <text:p>243</text:p>
          </table:table-cell>
          <table:table-cell office:value-type="float" office:value="55" calcext:value-type="float">
            <text:p>55</text:p>
          </table:table-cell>
          <table:table-cell table:formula="of:=[.B18]*[.$E$5]+[.$F$5]" office:value-type="float" office:value="125398.29726" calcext:value-type="float">
            <text:p>125398.29726</text:p>
          </table:table-cell>
          <table:table-cell table:formula="of:=[.C18]*[.$E$5]" office:value-type="float" office:value="42181.7" calcext:value-type="float">
            <text:p>42181.7</text:p>
          </table:table-cell>
          <table:table-cell table:formula="of:=[.E18]/[.D18]" office:value-type="float" office:value="0.33638176053173" calcext:value-type="float">
            <text:p>0.33638176053173</text:p>
          </table:table-cell>
          <table:table-cell/>
          <table:table-cell table:formula="of:=[.D18]/ (1 + [.$K$7] / (2 * [.D18]))" office:value-type="float" office:value="41283.2849840063" calcext:value-type="float">
            <text:p>41283.2849840063</text:p>
          </table:table-cell>
          <table:table-cell table:number-columns-repeated="2"/>
          <table:table-cell table:formula="of:=POWER([.F18];2)" office:value-type="float" office:value="0.113152688818426" calcext:value-type="float">
            <text:p>0.113152688818426</text:p>
          </table:table-cell>
          <table:table-cell table:formula="of:=2 * [.F18] * 0.02" office:value-type="float" office:value="0.0134552704212692" calcext:value-type="float">
            <text:p>0.013455270421269</text:p>
          </table:table-cell>
          <table:table-cell table:style-name="ce1" table:formula="of:=1 /[.D18]" office:value-type="float" office:value="0.00000797458994141369" calcext:value-type="float">
            <text:p>0.00000797458994141369</text:p>
          </table:table-cell>
          <table:table-cell table:style-name="ce1" table:formula="of:=1 / (POWER([.D18]; 2)) * 7669" office:value-type="float" office:value="0.00000048770303582272" calcext:value-type="float">
            <text:p>0.00000048770303582272</text:p>
          </table:table-cell>
          <table:table-cell table:formula="of:=[.D18]/(1 + 2 * [.D18]/ [.$K$7])" office:value-type="float" office:value="84115.0122759937" calcext:value-type="float">
            <text:p>84115.0122759937</text:p>
          </table:table-cell>
          <table:table-cell office:value-type="float" office:value="7676" calcext:value-type="float">
            <text:p>7676</text:p>
          </table:table-cell>
          <table:table-cell/>
        </table:table-row>
        <table:table-row table:style-name="ro1">
          <table:table-cell office:value-type="string" calcext:value-type="string">
            <text:p>Погрешность определения номеров каналов</text:p>
          </table:table-cell>
          <table:table-cell office:value-type="string" calcext:value-type="string">
            <text:p>Погрешность определения ширин каналов</text:p>
          </table:table-cell>
          <table:table-cell office:value-type="string" calcext:value-type="string">
            <text:p>Погрешность измерения энергии, эВ</text:p>
          </table:table-cell>
          <table:table-cell/>
          <table:table-cell office:value-type="string" calcext:value-type="string">
            <text:p>Погрешность измерения ширины пика, эВ</text:p>
          </table:table-cell>
          <table:table-cell/>
          <table:table-cell office:value-type="string" calcext:value-type="string">
            <text:p>Погрешность измерения разрешающей способности</text:p>
          </table:table-cell>
          <table:table-cell table:number-columns-repeated="4"/>
          <table:table-cell table:formula="of:=2 * [.F19] * 0.0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E5] * 10" office:value-type="float" office:value="7669.4" calcext:value-type="float">
            <text:p>7669.4</text:p>
          </table:table-cell>
          <table:table-cell/>
          <table:table-cell office:value-type="float" office:value="15334" calcext:value-type="float">
            <text:p>15334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  <table:table-cell table:formula="of:=2 * [.F20] * 0.0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15"/>
        </table:table-row>
        <table:table-row table:style-name="ro1">
          <table:table-cell/>
          <table:table-cell table:number-matrix-columns-spanned="2" table:number-matrix-rows-spanned="5" table:formula="of:=LINEST([.$C$5:.$C$7] ; [.$B$5:.$B$7] ; 1 ; 1)" office:value-type="float" office:value="766.940049041206" calcext:value-type="float">
            <text:p>766.940049041206</text:p>
          </table:table-cell>
          <table:table-cell office:value-type="float" office:value="-60968.1227371121" calcext:value-type="float">
            <text:p>-60968.12273711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66228822983126" calcext:value-type="float">
            <text:p>0.366228822983126</text:p>
          </table:table-cell>
          <table:table-cell office:value-type="float" office:value="447.461287437448" calcext:value-type="float">
            <text:p>447.4612874374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9999771975186" calcext:value-type="float">
            <text:p>0.999999771975186</text:p>
          </table:table-cell>
          <table:table-cell office:value-type="float" office:value="273.279021747957" calcext:value-type="float">
            <text:p>273.2790217479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85486.63069859" calcext:value-type="float">
            <text:p>4385486.6306985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7514385318.576" calcext:value-type="float">
            <text:p>327514385318.576</text:p>
          </table:table-cell>
          <table:table-cell office:value-type="float" office:value="74681.4237275202" calcext:value-type="float">
            <text:p>74681.423727520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.$B$30]" office:value-type="float" office:value="0.999999771975186" calcext:value-type="float">
            <text:p>0.99999977197518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.$C$30]" office:value-type="float" office:value="273.279021747957" calcext:value-type="float">
            <text:p>273.27902174795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.$B$30])*([.$C$38] - 1)/([.$C$38] - [.$C$37] - 1)" office:value-type="float" office:value="0.999999543950373" calcext:value-type="float">
            <text:p>0.99999954395037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.$C$37]" office:value-type="float" office:value="1" calcext:value-type="float">
            <text:p>1</text:p>
          </table:table-cell>
          <table:table-cell table:formula="of:=[.$B$32]" office:value-type="float" office:value="327514385318.576" calcext:value-type="float">
            <text:p>327514385318.576</text:p>
          </table:table-cell>
          <table:table-cell table:formula="of:=[.$B$32] / [.$C$43]" office:value-type="float" office:value="327514385318.576" calcext:value-type="float">
            <text:p>327514385318.576</text:p>
          </table:table-cell>
          <table:table-cell table:formula="of:=[.$B$31]" office:value-type="float" office:value="4385486.63069859" calcext:value-type="float">
            <text:p>4385486.63069859</text:p>
          </table:table-cell>
          <table:table-cell table:formula="of:=LEGACY.FDIST([.$B$31] ; [.$C$43] ; [.$C$31])" office:value-type="float" office:value="0.000303998327499288" calcext:value-type="float">
            <text:p>0.0003039983274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.$C$31]" office:value-type="float" office:value="1" calcext:value-type="float">
            <text:p>1</text:p>
          </table:table-cell>
          <table:table-cell table:formula="of:=[.$C$32]" office:value-type="float" office:value="74681.4237275202" calcext:value-type="float">
            <text:p>74681.4237275202</text:p>
          </table:table-cell>
          <table:table-cell table:formula="of:=[.$C$32] / [.$C$31]" office:value-type="float" office:value="74681.4237275202" calcext:value-type="float">
            <text:p>74681.42372752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$C$43] + [.$C$31]" office:value-type="float" office:value="2" calcext:value-type="float">
            <text:p>2</text:p>
          </table:table-cell>
          <table:table-cell table:formula="of:=[.$B$32] + [.$C$32]" office:value-type="float" office:value="327514460000" calcext:value-type="float">
            <text:p>32751446000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C$4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C$47] * 100) ; &quot;%&quot;)" office:value-type="string" office:string-value="Upper 95%" calcext:value-type="string">
            <text:p>Upper 95%</text:p>
          </table:table-cell>
          <table:table-cell table:number-columns-repeated="9"/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B$28:.$C$28]; 1 ; 52 - ROW())" office:value-type="float" office:value="-60968.1227371121" calcext:value-type="float">
            <text:p>-60968.1227371121</text:p>
          </table:table-cell>
          <table:table-cell table:number-matrix-columns-spanned="1" table:number-matrix-rows-spanned="2" table:formula="of:=INDEX([.$B$29:.$C$29]; 1 ; 52 - ROW())" office:value-type="float" office:value="447.461287437448" calcext:value-type="float">
            <text:p>447.461287437448</text:p>
          </table:table-cell>
          <table:table-cell table:number-matrix-columns-spanned="1" table:number-matrix-rows-spanned="2" table:formula="of:=[.$C$50:.$C$51] / [.$D$50:.$D$51]" office:value-type="float" office:value="-136.253402135118" calcext:value-type="float">
            <text:p>-136.253402135118</text:p>
          </table:table-cell>
          <table:table-cell table:number-matrix-columns-spanned="1" table:number-matrix-rows-spanned="2" table:formula="of:=LEGACY.TDIST(ABS([.$E$50:.$E$51]) ; [.$C$31] ; 2 )" office:value-type="float" office:value="0.00467223814076835" calcext:value-type="float">
            <text:p>0.004672238140768</text:p>
          </table:table-cell>
          <table:table-cell table:number-matrix-columns-spanned="1" table:number-matrix-rows-spanned="2" table:formula="of:=[.$C$50:.$C$51] - [.$D$50:.$D$51] * TINV(1 - [.$C$47] ; [.$C$31])" office:value-type="float" office:value="-66653.6574668046" calcext:value-type="float">
            <text:p>-66653.6574668046</text:p>
          </table:table-cell>
          <table:table-cell table:number-matrix-columns-spanned="1" table:number-matrix-rows-spanned="2" table:formula="of:=[.$C$50:.$C$51] + [.$D$50:.$D$51] * TINV(1 - [.$C$47] ; [.$C$31])" office:value-type="float" office:value="-55282.5880074196" calcext:value-type="float">
            <text:p>-55282.5880074196</text:p>
          </table:table-cell>
          <table:table-cell table:number-columns-repeated="9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766.940049041206" calcext:value-type="float">
            <text:p>766.940049041206</text:p>
          </table:table-cell>
          <table:table-cell office:value-type="float" office:value="0.366228822983126" calcext:value-type="float">
            <text:p>0.366228822983126</text:p>
          </table:table-cell>
          <table:table-cell office:value-type="float" office:value="2094.15535018264" calcext:value-type="float">
            <text:p>2094.15535018264</text:p>
          </table:table-cell>
          <table:table-cell office:value-type="float" office:value="0.000303998327499288" calcext:value-type="float">
            <text:p>0.000303998327499</text:p>
          </table:table-cell>
          <table:table-cell office:value-type="float" office:value="762.286670636094" calcext:value-type="float">
            <text:p>762.286670636094</text:p>
          </table:table-cell>
          <table:table-cell office:value-type="float" office:value="771.593427446318" calcext:value-type="float">
            <text:p>771.593427446318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12"/>
        </table:table-row>
        <table:table-row table:style-name="ro1">
          <table:table-cell/>
          <table:table-cell table:number-matrix-columns-spanned="1" table:number-matrix-rows-spanned="3" table:formula="of:=[.$B$5:.$B$7]" office:value-type="float" office:value="1742" calcext:value-type="float">
            <text:p>1742</text:p>
          </table:table-cell>
          <table:table-cell table:number-matrix-columns-spanned="1" table:number-matrix-rows-spanned="3" table:formula="of:=MMULT([.$B$54:.$B$56] ; [.$C$51]) + [.$C$50]" office:value-type="float" office:value="1275041.44269267" calcext:value-type="float">
            <text:p>1275041.44269267</text:p>
          </table:table-cell>
          <table:table-cell table:number-matrix-columns-spanned="1" table:number-matrix-rows-spanned="3" table:formula="of:=[.$C$5:.$C$7]" office:value-type="float" office:value="1275000" calcext:value-type="float">
            <text:p>1275000</text:p>
          </table:table-cell>
          <table:table-cell table:number-matrix-columns-spanned="1" table:number-matrix-rows-spanned="3" table:formula="of:=[.$D$54:.$D$56] - [.$C$54:.$C$56]" office:value-type="float" office:value="-41.4426926686429" calcext:value-type="float">
            <text:p>-41.44269266864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511169.153847628" calcext:value-type="float">
            <text:p>511169.153847628</text:p>
          </table:table-cell>
          <table:table-cell office:value-type="float" office:value="511000" calcext:value-type="float">
            <text:p>511000</text:p>
          </table:table-cell>
          <table:table-cell office:value-type="float" office:value="-169.153847627575" calcext:value-type="float">
            <text:p>-169.153847627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661489.403459704" calcext:value-type="float">
            <text:p>661489.403459704</text:p>
          </table:table-cell>
          <table:table-cell office:value-type="float" office:value="661700" calcext:value-type="float">
            <text:p>661700</text:p>
          </table:table-cell>
          <table:table-cell office:value-type="float" office:value="210.596540296101" calcext:value-type="float">
            <text:p>210.59654029610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2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8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6" number:min-decimal-places="6" number:min-integer-digits="1" number:grouping="true"/>
    </number:number-style>
    <number:number-style style:name="N134">
      <number:number number:decimal-places="7" number:min-decimal-places="7" number:min-integer-digits="1" number:grouping="true"/>
    </number:number-style>
    <number:number-style style:name="N135">
      <number:number number:decimal-places="8" number:min-decimal-places="8" number:min-integer-digits="1" number:grouping="true"/>
    </number:number-style>
    <number:number-style style:name="N136">
      <number:number number:decimal-places="9" number:min-decimal-places="9" number:min-integer-digits="1" number:grouping="true"/>
    </number:number-style>
    <number:number-style style:name="N137">
      <number:number number:decimal-places="10" number:min-decimal-places="10" number:min-integer-digits="1" number:grouping="true"/>
    </number:number-style>
    <number:number-style style:name="N138">
      <number:number number:decimal-places="11" number:min-decimal-places="11" number:min-integer-digits="1" number:grouping="true"/>
    </number:number-style>
    <number:number-style style:name="N139">
      <number:number number:decimal-places="12" number:min-decimal-places="12" number:min-integer-digits="1" number:grouping="true"/>
    </number:number-style>
    <number:number-style style:name="N140">
      <number:number number:decimal-places="13" number:min-decimal-places="13" number:min-integer-digits="1" number:grouping="true"/>
    </number:number-style>
    <number:number-style style:name="N141">
      <number:number number:decimal-places="14" number:min-decimal-places="14" number:min-integer-digits="1" number:grouping="true"/>
    </number:number-style>
    <number:number-style style:name="N142">
      <number:number number:decimal-places="15" number:min-decimal-places="15" number:min-integer-digits="1" number:grouping="true"/>
    </number:number-style>
    <number:number-style style:name="N143">
      <number:number number:decimal-places="16" number:min-decimal-places="16" number:min-integer-digits="1" number:grouping="true"/>
    </number:number-style>
    <number:number-style style:name="N144">
      <number:number number:decimal-places="17" number:min-decimal-places="17" number:min-integer-digits="1" number:grouping="true"/>
    </number:number-style>
    <number:number-style style:name="N145">
      <number:number number:decimal-places="18" number:min-decimal-places="18" number:min-integer-digits="1" number:grouping="true"/>
    </number:number-style>
    <number:number-style style:name="N146">
      <number:number number:decimal-places="19" number:min-decimal-places="19" number:min-integer-digits="1" number:grouping="true"/>
    </number:number-style>
    <number:number-style style:name="N147">
      <number:number number:decimal-places="20" number:min-decimal-places="2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8:52:10.945752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2T20:56:48.469829504</meta:creation-date>
    <meta:generator>LibreOffice/7.1.2.2$MacOSX_X86_64 LibreOffice_project/8a45595d069ef5570103caea1b71cc9d82b2aae4</meta:generator>
    <dc:date>2021-10-14T08:55:00.415635598</dc:date>
    <meta:editing-duration>PT5H19M7S</meta:editing-duration>
    <meta:editing-cycles>13</meta:editing-cycles>
    <meta:document-statistic meta:table-count="1" meta:cell-count="250" meta:object-count="0"/>
  </office:meta>
</office:document-meta>
</file>